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a293" officeooo:paragraph-rsid="001da293"/>
    </style:style>
    <style:style style:name="T1" style:family="text">
      <style:text-properties officeooo:rsid="001dec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From an early age I had no idea what geology was, when I learnt that it was the study of rocks I wasn't interested in the slightest. Now however it's my favourite subject along with art. Having studied it for a year now I can honestly say I find it fascinating <text:span text:style-name="T1">and would love to learn more about it for another three or four years. </text:span></text:p>
      <text:p text:style-name="P1"/>
      <text:p text:style-name="P1"/>
      <text:p text:style-name="P1"/>
      <text:p text:style-name="P1">. <text:span text:style-name="T1">Recently I spent a week down in London working at an oil and gas exploration company called New AGE, unlike the work experience from the year before I could look around me and think this is something I could see myself doing. At New AGE I was researching some oil and gas fields in Ethiopia (Calub &amp; Hilala) and in Mozambique (Inhasorro, Pande &amp; Temane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13:35:00.194000000</meta:creation-date>
    <dc:date>2014-06-26T14:06:56.536000000</dc:date>
    <meta:editing-duration>PT16M5S</meta:editing-duration>
    <meta:editing-cycles>2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2" meta:word-count="131" meta:character-count="689" meta:non-whitespace-character-count="557"/>
  </office:meta>
</office:document-meta>
</file>